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Mono" fo:font-size="12pt" officeooo:rsid="0018476e" officeooo:paragraph-rsid="0018476e" style:font-size-asian="12pt" style:font-size-complex="12pt"/>
    </style:style>
    <style:style style:name="P2" style:family="paragraph" style:parent-style-name="Standard">
      <style:text-properties style:font-name="DejaVu Sans Mono" fo:font-size="12pt" fo:font-weight="bold" officeooo:rsid="0018476e" officeooo:paragraph-rsid="0018476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Mono" fo:font-size="12pt" officeooo:rsid="0018476e" officeooo:paragraph-rsid="002db953" style:font-size-asian="12pt" style:font-size-complex="12pt"/>
    </style:style>
    <style:style style:name="P4" style:family="paragraph" style:parent-style-name="Standard">
      <style:text-properties style:font-name="DejaVu Sans Mono" fo:font-size="12pt" officeooo:rsid="0018476e" officeooo:paragraph-rsid="002a7fce" style:font-size-asian="12pt" style:font-size-complex="12pt"/>
    </style:style>
    <style:style style:name="P5" style:family="paragraph" style:parent-style-name="Standard">
      <style:text-properties style:font-name="DejaVu Sans Mono" fo:font-size="12pt" officeooo:rsid="0018476e" officeooo:paragraph-rsid="001a2301" style:font-size-asian="12pt" style:font-size-complex="12pt"/>
    </style:style>
    <style:style style:name="P6" style:family="paragraph" style:parent-style-name="Standard">
      <style:text-properties style:font-name="DejaVu Sans Mono" fo:font-size="12pt" fo:font-weight="bold" officeooo:rsid="00192d5b" officeooo:paragraph-rsid="00192d5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Mono" fo:font-size="12pt" officeooo:rsid="00192d5b" officeooo:paragraph-rsid="00192d5b" style:font-size-asian="12pt" style:font-size-complex="12pt"/>
    </style:style>
    <style:style style:name="P8" style:family="paragraph" style:parent-style-name="Standard">
      <style:text-properties style:font-name="DejaVu Sans Mono" fo:font-size="12pt" officeooo:rsid="0018476e" officeooo:paragraph-rsid="0026ad2b" style:font-size-asian="12pt" style:font-size-complex="12pt"/>
    </style:style>
    <style:style style:name="P9" style:family="paragraph" style:parent-style-name="Standard">
      <style:text-properties style:font-name="DejaVu Sans Mono" fo:font-size="12pt" officeooo:rsid="0018476e" officeooo:paragraph-rsid="001e12bf" style:font-size-asian="12pt" style:font-size-complex="12pt"/>
    </style:style>
    <style:style style:name="P10" style:family="paragraph" style:parent-style-name="Standard">
      <style:text-properties style:font-name="DejaVu Sans Mono" fo:font-size="12pt" officeooo:rsid="0018476e" officeooo:paragraph-rsid="00192d5b" style:font-size-asian="12pt" style:font-size-complex="12pt"/>
    </style:style>
    <style:style style:name="P11" style:family="paragraph" style:parent-style-name="Standard">
      <style:text-properties style:font-name="DejaVu Sans Mono" fo:font-size="12pt" officeooo:rsid="0018476e" officeooo:paragraph-rsid="001ea7a1" style:font-size-asian="12pt" style:font-size-complex="12pt"/>
    </style:style>
    <style:style style:name="P12" style:family="paragraph" style:parent-style-name="Standard">
      <style:text-properties style:font-name="DejaVu Sans Mono" fo:font-size="12pt" officeooo:rsid="00192d5b" officeooo:paragraph-rsid="0028875b" style:font-size-asian="12pt" style:font-size-complex="12pt"/>
    </style:style>
    <style:style style:name="P13" style:family="paragraph" style:parent-style-name="Standard">
      <style:text-properties style:font-name="DejaVu Sans Mono" fo:font-size="12pt" officeooo:rsid="00192d5b" officeooo:paragraph-rsid="001a2301" style:font-size-asian="12pt" style:font-size-complex="12pt"/>
    </style:style>
    <style:style style:name="T1" style:family="text">
      <style:text-properties officeooo:rsid="001bcf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db953" style:font-weight-asian="bold" style:font-weight-complex="bold"/>
    </style:style>
    <style:style style:name="T4" style:family="text">
      <style:text-properties officeooo:rsid="00301e5b"/>
    </style:style>
    <style:style style:name="T5" style:family="text">
      <style:text-properties officeooo:rsid="0018bf62"/>
    </style:style>
    <style:style style:name="T6" style:family="text">
      <style:text-properties officeooo:rsid="001e12bf"/>
    </style:style>
    <style:style style:name="T7" style:family="text">
      <style:text-properties fo:font-weight="normal" officeooo:rsid="001a2301" style:font-weight-asian="normal" style:font-weight-complex="normal"/>
    </style:style>
    <style:style style:name="T8" style:family="text">
      <style:text-properties officeooo:rsid="00192d5b"/>
    </style:style>
    <style:style style:name="T9" style:family="text">
      <style:text-properties officeooo:rsid="001ea7a1"/>
    </style:style>
    <style:style style:name="T10" style:family="text">
      <style:text-properties officeooo:rsid="001977d1"/>
    </style:style>
    <style:style style:name="T11" style:family="text">
      <style:text-properties officeooo:rsid="001a2301"/>
    </style:style>
    <style:style style:name="T12" style:family="text">
      <style:text-properties officeooo:rsid="002761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e purpose: Provide the aspiring travellers with everything they need to know about Middle-Earth. <text:span text:style-name="T1">It will be written from the perspective of a person who did trevel all of Middle-Earth, maybe an elf or an istari, or any other person who lived a lot and had a lot of free time.</text:span></text:p>
      <text:p text:style-name="P1"/>
      <text:p text:style-name="P2">Site type:</text:p>
      <text:p text:style-name="P1">Information hub / guide</text:p>
      <text:p text:style-name="P1"/>
      <text:p text:style-name="P1"><text:span text:style-name="T2">Pages </text:span><text:span text:style-name="T3">(</text:span><text:span text:style-name="T2">MVP):</text:span></text:p>
      <text:p text:style-name="P3">- Home</text:p>
      <text:p text:style-name="P3">- Kingdoms &amp; Regions (directory)</text:p>
      <text:p text:style-name="P3">- Bestiary (directory)</text:p>
      <text:p text:style-name="P3">- Author</text:p>
      <text:p text:style-name="P3">- “<text:span text:style-name="T4">Peoples</text:span> &amp; P<text:span text:style-name="T4">ower</text:span>s” can exist early as a stub, but doesn’t need content immediately.</text:p>
      <text:p text:style-name="P2"/>
      <text:p text:style-name="P2">Content rule:</text:p>
      <text:p text:style-name="P1">- Directory pages: short summaries + links</text:p>
      <text:p text:style-name="P3">- Detail pages: structured sections</text:p>
      <text:p text:style-name="P1"/>
      <text:p text:style-name="P1"/>
      <text:p text:style-name="P1"><text:span text:style-name="T2">Home page structure:</text:span></text:p>
      <text:p text:style-name="P1">1. Navigation panel <text:span text:style-name="T5">(with links to different pages)</text:span>:</text:p>
      <text:p text:style-name="P1"><text:tab/>- Home</text:p>
      <text:p text:style-name="P1"><text:tab/>- Kingdom<text:span text:style-name="T6">s &amp; Regions</text:span></text:p>
      <text:p text:style-name="P4"><text:tab/>- Peoples &amp; Powers <text:span text:style-name="T5">(main characters of the world that one needs to know about)</text:span></text:p>
      <text:p text:style-name="P1"><text:tab/>- <text:span text:style-name="T5">Bestiary</text:span></text:p>
      <text:p text:style-name="P5"><text:tab/>- <text:span text:style-name="T7">Author</text:span></text:p>
      <text:p text:style-name="P1">2. Sections:</text:p>
      <text:p text:style-name="P1"><text:tab/>- <text:span text:style-name="T5">About this guide</text:span></text:p>
      <text:p text:style-name="P1"><text:tab/>- Kingdoms <text:span text:style-name="T5">(a shor</text:span><text:span text:style-name="T8">t</text:span><text:span text:style-name="T5"> </text:span><text:span text:style-name="T8">d</text:span><text:span text:style-name="T5">es</text:span><text:span text:style-name="T8">c</text:span><text:span text:style-name="T5">ri</text:span><text:span text:style-name="T8">p</text:span><text:span text:style-name="T5">tion of each kingdom/main region with links to separate dedicated pages)</text:span></text:p>
      <text:p text:style-name="P1"/>
      <text:p text:style-name="P1"/>
      <text:p text:style-name="P6">Kingdom<text:span text:style-name="T9">s &amp; Regions</text:span> page structure (all of them will be fairly similar):</text:p>
      <text:p text:style-name="P7">1. Navigation panel:</text:p>
      <text:p text:style-name="P8"><text:tab/>- Home</text:p>
      <text:p text:style-name="P8"><text:tab/>- Kingdom<text:span text:style-name="T6">s &amp; Regions</text:span></text:p>
      <text:p text:style-name="P4"><text:tab/>- Peoples &amp; Powers<text:span text:style-name="T5"> (main characters of the world that one needs to know about)</text:span></text:p>
      <text:p text:style-name="P8"><text:tab/>- <text:span text:style-name="T5">Bestiary</text:span></text:p>
      <text:p text:style-name="P8"><text:span text:style-name="T7"><text:tab/>- Author</text:span></text:p>
      <text:p text:style-name="P7">2. Sections:</text:p>
      <text:p text:style-name="P9"><text:tab/>- Kingdoms <text:span text:style-name="T5">(a shor</text:span><text:span text:style-name="T8">t</text:span><text:span text:style-name="T5"> </text:span><text:span text:style-name="T8">d</text:span><text:span text:style-name="T5">es</text:span><text:span text:style-name="T8">c</text:span><text:span text:style-name="T5">ri</text:span><text:span text:style-name="T8">p</text:span><text:span text:style-name="T5">tion of each kingdom/main region with links to separate dedicated pages)<text:line-break/><text:line-break/></text:span><text:span text:style-name="T6">Each separate kingdom page will contain the following sections:</text:span></text:p>
      <text:p text:style-name="P10"><text:tab/>- <text:span text:style-name="T10">Where to stay and what to do</text:span></text:p>
      <text:p text:style-name="P10"><text:tab/>- <text:span text:style-name="T10">Known dangers and warnings</text:span></text:p>
      <text:p text:style-name="P10"><text:soft-page-break/><text:tab/>- <text:span text:style-name="T10">Opportunities and valuables</text:span></text:p>
      <text:p text:style-name="P10"><text:tab/>- <text:span text:style-name="T10">Local resources and uses</text:span></text:p>
      <text:p text:style-name="P7"/>
      <text:p text:style-name="P7"/>
      <text:p text:style-name="P7"><text:span text:style-name="T2">Peoples &amp; Powers page structure:</text:span></text:p>
      <text:p text:style-name="P7">1. Navigation panel:</text:p>
      <text:p text:style-name="P11"><text:tab/>- Home</text:p>
      <text:p text:style-name="P11"><text:tab/>- Kingdom<text:span text:style-name="T6">s &amp; Regions</text:span></text:p>
      <text:p text:style-name="P4"><text:tab/>- Peoples &amp; Powers <text:span text:style-name="T5">(main characters of the world that one needs to know about)</text:span></text:p>
      <text:p text:style-name="P11"><text:tab/>- <text:span text:style-name="T5">Bestiary</text:span></text:p>
      <text:p text:style-name="P11"><text:span text:style-name="T7"><text:tab/>- Author</text:span></text:p>
      <text:p text:style-name="P7">2. Sections:</text:p>
      <text:p text:style-name="P10"><text:tab/>- <text:span text:style-name="T11">Separate sections with charactes (one section per character) with a brief description, image, region of power/control, maybe what they are known for </text:span><text:span text:style-name="T12">(short entries (card-like summaries))</text:span></text:p>
      <text:p text:style-name="P7"/>
      <text:p text:style-name="P7"/>
      <text:p text:style-name="P6">Bestiary page structure:</text:p>
      <text:p text:style-name="P7">1. Navigation panel:</text:p>
      <text:p text:style-name="P11"><text:tab/>- Home</text:p>
      <text:p text:style-name="P11"><text:tab/>- Kingdom<text:span text:style-name="T6">s &amp; Regions</text:span></text:p>
      <text:p text:style-name="P4"><text:tab/>- Peoples &amp; Powers <text:span text:style-name="T5">(main characters of the world that one needs to know about)</text:span></text:p>
      <text:p text:style-name="P11"><text:tab/>- <text:span text:style-name="T5">Bestiary</text:span></text:p>
      <text:p text:style-name="P11"><text:span text:style-name="T7"><text:tab/>- Author</text:span></text:p>
      <text:p text:style-name="P7">2. Sections:</text:p>
      <text:p text:style-name="P12"><text:tab/>- <text:span text:style-name="T11">Separate sections with monsters/beasts (one section per creature) with a brief description, image, region of habitat, maybe their weaknesses, how to kill or avoid them, or how to tame/converse/interact with them if they are benign </text:span><text:span text:style-name="T12">(short entries (card-like summaries))</text:span></text:p>
      <text:p text:style-name="P6"/>
      <text:p text:style-name="P6"/>
      <text:p text:style-name="P6"><text:span text:style-name="T11">Author</text:span> page structure:</text:p>
      <text:p text:style-name="P7">1. Navigation panel:</text:p>
      <text:p text:style-name="P11"><text:tab/>- Home</text:p>
      <text:p text:style-name="P11"><text:tab/>- Kingdom<text:span text:style-name="T6">s &amp; Regions</text:span></text:p>
      <text:p text:style-name="P11"><text:tab/>- Peoples &amp; Powers<text:span text:style-name="T5"> (main characters of the world that one needs to know about)</text:span></text:p>
      <text:p text:style-name="P11"><text:tab/>- <text:span text:style-name="T5">Bestiary</text:span></text:p>
      <text:p text:style-name="P11"><text:span text:style-name="T7"><text:tab/>- Author</text:span></text:p>
      <text:p text:style-name="P7">2. Sections:</text:p>
      <text:p text:style-name="P13"><text:tab/>- <text:span text:style-name="T11">Who is the author</text:span></text:p>
      <text:p text:style-name="P13"><text:tab/>- <text:span text:style-name="T11">How to contact the auth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8T15:35:10.883936376</meta:creation-date>
    <dc:date>2026-01-08T16:30:45.597746027</dc:date>
    <meta:editing-duration>PT43M4S</meta:editing-duration>
    <meta:editing-cycles>21</meta:editing-cycles>
    <meta:generator>LibreOffice/25.2.7.2$Linux_X86_64 LibreOffice_project/520$Build-2</meta:generator>
    <meta:document-statistic meta:table-count="0" meta:image-count="0" meta:object-count="0" meta:page-count="2" meta:paragraph-count="63" meta:word-count="424" meta:character-count="2471" meta:non-whitespace-character-count="2073"/>
  </office:meta>
</office:document-meta>
</file>